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4da8c" officeooo:paragraph-rsid="0004da8c" style:font-size-asian="15pt" style:font-weight-asian="bold" style:font-size-complex="15pt" style:font-weight-complex="bold"/>
    </style:style>
    <style:style style:name="P2" style:family="paragraph" style:parent-style-name="Standard" style:list-style-name="L1">
      <style:paragraph-properties fo:line-height="150%" fo:text-align="start" style:justify-single-word="false"/>
      <style:text-properties fo:font-size="14pt" fo:font-weight="bold" officeooo:paragraph-rsid="00091653" style:font-size-asian="14pt" style:font-weight-asian="bold" style:font-size-complex="14pt" style:font-weight-complex="bold"/>
    </style:style>
    <style:style style:name="P3" style:family="paragraph" style:parent-style-name="Standard" style:list-style-name="L1">
      <style:paragraph-properties fo:line-height="150%" fo:text-align="start" style:justify-single-word="false"/>
      <style:text-properties fo:font-size="14pt" fo:font-weight="bold" officeooo:paragraph-rsid="000a34d9" style:font-size-asian="14pt" style:font-weight-asian="bold" style:font-size-complex="14pt" style:font-weight-complex="bold"/>
    </style:style>
    <style:style style:name="P4" style:family="paragraph" style:parent-style-name="Standard" style:list-style-name="L1">
      <style:paragraph-properties fo:line-height="150%" fo:text-align="start" style:justify-single-word="false"/>
      <style:text-properties fo:font-size="14pt" fo:font-weight="bold" officeooo:rsid="0004da8c" officeooo:paragraph-rsid="0004da8c" style:font-size-asian="14pt" style:font-weight-asian="bold" style:font-size-complex="14pt" style:font-weight-complex="bold"/>
    </style:style>
    <style:style style:name="P5" style:family="paragraph" style:parent-style-name="Standard" style:list-style-name="L1">
      <style:paragraph-properties fo:line-height="150%" fo:text-align="start" style:justify-single-word="false"/>
      <style:text-properties fo:font-size="14pt" fo:font-weight="bold" officeooo:rsid="0004da8c" officeooo:paragraph-rsid="0008164e" style:font-size-asian="14pt" style:font-weight-asian="bold" style:font-size-complex="14pt" style:font-weight-complex="bold"/>
    </style:style>
    <style:style style:name="P6" style:family="paragraph" style:parent-style-name="Standard" style:list-style-name="L1">
      <style:paragraph-properties fo:line-height="150%" fo:text-align="start" style:justify-single-word="false"/>
      <style:text-properties fo:font-size="14pt" fo:font-weight="bold" officeooo:rsid="000a34d9" officeooo:paragraph-rsid="000a34d9" style:font-size-asian="14pt" style:font-weight-asian="bold" style:font-size-complex="14pt" style:font-weight-complex="bold"/>
    </style:style>
    <style:style style:name="P7" style:family="paragraph" style:parent-style-name="Standard" style:list-style-name="L1">
      <style:paragraph-properties fo:line-height="150%" fo:text-align="start" style:justify-single-word="false"/>
      <style:text-properties fo:font-size="14pt" officeooo:rsid="0004da8c" officeooo:paragraph-rsid="0004da8c" style:font-size-asian="14pt" style:font-size-complex="14pt"/>
    </style:style>
    <style:style style:name="P8" style:family="paragraph" style:parent-style-name="Standard" style:list-style-name="L1">
      <style:paragraph-properties fo:line-height="150%" fo:text-align="start" style:justify-single-word="false"/>
      <style:text-properties fo:font-size="14pt" fo:font-weight="normal" officeooo:rsid="00113163" officeooo:paragraph-rsid="0004da8c" style:font-size-asian="14pt" style:font-weight-asian="normal" style:font-size-complex="14pt" style:font-weight-complex="normal"/>
    </style:style>
    <style:style style:name="P9" style:family="paragraph" style:parent-style-name="Standard" style:list-style-name="L1">
      <style:paragraph-properties fo:line-height="150%" fo:text-align="start" style:justify-single-word="false"/>
      <style:text-properties fo:font-size="14pt" fo:font-weight="normal" officeooo:rsid="00113163" officeooo:paragraph-rsid="000a34d9" style:font-size-asian="14pt" style:font-weight-asian="normal" style:font-size-complex="14pt" style:font-weight-complex="normal"/>
    </style:style>
    <style:style style:name="P10" style:family="paragraph" style:parent-style-name="Standard" style:list-style-name="L1">
      <style:paragraph-properties fo:line-height="150%" fo:text-align="start" style:justify-single-word="false"/>
      <style:text-properties fo:font-size="14pt" fo:font-weight="normal" officeooo:rsid="0004da8c" officeooo:paragraph-rsid="0004da8c" style:font-size-asian="14pt" style:font-weight-asian="normal" style:font-size-complex="14pt" style:font-weight-complex="normal"/>
    </style:style>
    <style:style style:name="P11" style:family="paragraph" style:parent-style-name="Standard" style:list-style-name="L1">
      <style:paragraph-properties fo:line-height="150%" fo:text-align="start" style:justify-single-word="false"/>
      <style:text-properties fo:font-size="14pt" fo:font-weight="normal" officeooo:rsid="0004da8c" officeooo:paragraph-rsid="00065c1e" style:font-size-asian="14pt" style:font-weight-asian="normal" style:font-size-complex="14pt" style:font-weight-complex="normal"/>
    </style:style>
    <style:style style:name="P12" style:family="paragraph" style:parent-style-name="Standard" style:list-style-name="L1">
      <style:paragraph-properties fo:line-height="150%" fo:text-align="start" style:justify-single-word="false"/>
      <style:text-properties fo:font-size="14pt" fo:font-weight="normal" officeooo:rsid="00065c1e" officeooo:paragraph-rsid="00065c1e" style:font-size-asian="14pt" style:font-weight-asian="normal" style:font-size-complex="14pt" style:font-weight-complex="normal"/>
    </style:style>
    <style:style style:name="P13" style:family="paragraph" style:parent-style-name="Standard" style:list-style-name="L1">
      <style:paragraph-properties fo:line-height="150%" fo:text-align="start" style:justify-single-word="false"/>
      <style:text-properties fo:font-size="14pt" fo:font-weight="normal" officeooo:rsid="0004ec5c" officeooo:paragraph-rsid="0004ec5c" style:font-size-asian="14pt" style:font-weight-asian="normal" style:font-size-complex="14pt" style:font-weight-complex="normal"/>
    </style:style>
    <style:style style:name="P14" style:family="paragraph" style:parent-style-name="Standard" style:list-style-name="L1">
      <style:paragraph-properties fo:line-height="150%" fo:text-align="start" style:justify-single-word="false"/>
      <style:text-properties fo:font-size="14pt" fo:font-weight="normal" officeooo:rsid="0008164e" officeooo:paragraph-rsid="0008164e" style:font-size-asian="14pt" style:font-weight-asian="normal" style:font-size-complex="14pt" style:font-weight-complex="normal"/>
    </style:style>
    <style:style style:name="P15" style:family="paragraph" style:parent-style-name="Standard" style:list-style-name="L1">
      <style:paragraph-properties fo:line-height="150%" fo:text-align="start" style:justify-single-word="false"/>
      <style:text-properties fo:font-size="14pt" fo:font-weight="normal" officeooo:rsid="00091653" officeooo:paragraph-rsid="00091653" style:font-size-asian="14pt" style:font-weight-asian="normal" style:font-size-complex="14pt" style:font-weight-complex="normal"/>
    </style:style>
    <style:style style:name="P16" style:family="paragraph" style:parent-style-name="Standard" style:list-style-name="L1">
      <style:paragraph-properties fo:line-height="150%" fo:text-align="start" style:justify-single-word="false"/>
      <style:text-properties fo:font-size="14pt" fo:font-weight="normal" officeooo:rsid="000d9bcf" officeooo:paragraph-rsid="000d9bcf" style:font-size-asian="14pt" style:font-weight-asian="normal" style:font-size-complex="14pt" style:font-weight-complex="normal"/>
    </style:style>
    <style:style style:name="T1" style:family="text">
      <style:text-properties officeooo:rsid="0004da8c"/>
    </style:style>
    <style:style style:name="T2" style:family="text">
      <style:text-properties fo:font-weight="normal" style:font-weight-asian="normal" style:font-weight-complex="normal"/>
    </style:style>
    <style:style style:name="T3" style:family="text">
      <style:text-properties fo:font-weight="normal" officeooo:rsid="00113163" style:font-weight-asian="normal" style:font-weight-complex="normal"/>
    </style:style>
    <style:style style:name="T4" style:family="text">
      <style:text-properties fo:font-weight="normal" officeooo:rsid="0004ec5c" style:font-weight-asian="normal" style:font-weight-complex="normal"/>
    </style:style>
    <style:style style:name="T5" style:family="text">
      <style:text-properties fo:font-weight="normal" officeooo:rsid="0008164e" style:font-weight-asian="normal" style:font-weight-complex="normal"/>
    </style:style>
    <style:style style:name="T6" style:family="text">
      <style:text-properties fo:font-weight="normal" officeooo:rsid="00091653" style:font-weight-asian="normal" style:font-weight-complex="normal"/>
    </style:style>
    <style:style style:name="T7" style:family="text">
      <style:text-properties fo:font-weight="normal" officeooo:rsid="000a34d9" style:font-weight-asian="normal" style:font-weight-complex="normal"/>
    </style:style>
    <style:style style:name="T8" style:family="text">
      <style:text-properties fo:font-weight="normal" officeooo:rsid="000c199a" style:font-weight-asian="normal" style:font-weight-complex="normal"/>
    </style:style>
    <style:style style:name="T9" style:family="text">
      <style:text-properties officeooo:rsid="00113163"/>
    </style:style>
    <style:style style:name="T10" style:family="text">
      <style:text-properties officeooo:rsid="0004ec5c"/>
    </style:style>
    <style:style style:name="T11" style:family="text">
      <style:text-properties officeooo:rsid="00065c1e"/>
    </style:style>
    <style:style style:name="T12" style:family="text">
      <style:text-properties officeooo:rsid="0008164e"/>
    </style:style>
    <style:style style:name="T13" style:family="text">
      <style:text-properties officeooo:rsid="000a34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konzept – Uni-Runner</text:p>
      <text:p text:style-name="P1"/>
      <text:list xml:id="list3386090029248505047" text:style-name="L1">
        <text:list-item>
          <text:p text:style-name="P4">Gesamtkonzept des Spiels </text:p>
          <text:p text:style-name="P9">Das Ziel des Spiels Uni-Runner ist es, den Uni-Alltag zu meistern.<text:line-break/>Dies beinhaltet das Abgeben von Übungsaufgaben, das Versorgen von Professoren mit Kaffee, Sprints zur Mensa und zurück, sowie den übermäßigen Konsum von Alkohol zu allen Tag- und Nachtstunden gebündelt in einem packenden Jump-and-Run-Spiel.</text:p>
          <text:p text:style-name="P9"><text:span text:style-name="T13">Der Spieler durchlauft eine (vielleicht nicht ganz realistische) Story, in der er die Aufgaben auf verschiedenste Art lösen muss.</text:span><text:line-break/><text:span text:style-name="T13">Im Spiel</text:span> erhält <text:span text:style-name="T13">er </text:span>Punkte für jede gemeisterte Aufgabe entsprechend des Schwierigkeitsgrades.</text:p>
          <text:p text:style-name="P7"><text:span text:style-name="T3">E</text:span><text:span text:style-name="T2">s ist möglich seine erreichten Punkte mit anderen Spielern </text:span><text:span text:style-name="T7">an der Uni</text:span><text:span text:style-name="T2"> zu vergleichen, </text:span><text:span text:style-name="T7">was den Wettkampfgedanken ins Spiel einbindet – man will natürlich der beste Student sein.</text:span></text:p>
        </text:list-item>
        <text:list-item>
          <text:p text:style-name="P4">Gameplay </text:p>
          <text:p text:style-name="P8">Die Spielwelt ist auf den Unicampus begrenzt und darf nicht verlassen werden.</text:p>
          <text:p text:style-name="P10">Zu Beginn muss der Spieler sich für einen Studiengang entscheiden – die Aufgaben im Spiel sind auf diesen zugeschnitten (<text:span text:style-name="T10">mehr saufen für Maschbauer, Hemden bügeln für BWLer, 24h-zocken für Informatiker und Joints rauchen für Philosophen,…).<text:line-break/>Einzelne Aufgaben sind meist mit einer Zeitbegrenzung verbunden.<text:line-break/>Um Punkte zu bekommen, müssen diese Aufgaben erfolgreich absolviert werden.</text:span></text:p>
          <text:p text:style-name="P10">Nach Erfüllung einer Aufgabe, werden weitere freigeschaltet. Der Schwierigkeitsgrad steigt dabei kontinuierlich an. <text:span text:style-name="T10">Es ist auch möglich, Achievements zu erreichen.</text:span></text:p>
          <text:p text:style-name="P11"><text:span text:style-name="T9">Die Herausforderung liegt in der Meisterung der Aufgaben in möglichst kurzer Zeit. </text:span>Nach dreimaligem nicht Bestehen einer Aufgabe wird der Spieler exmatrikuliert und muss das Spiel von neuem beginnen. <text:span text:style-name="T10">Danach muss er einen neuen Studiengang wählen. <text:line-break/></text:span><text:soft-page-break/><text:span text:style-name="T10">In den Leveln ist Geschicklichkeit, eine ruhige Hand und Strategie gefordert. Dabei ist die Anzahl der Punkte abhängig vom Grad der Perfektion der Aufgabe.</text:span></text:p>
          <text:p text:style-name="P12">Belohnt wird der Spieler mit Credit Points, die er für seinen Bachelor-Abschluss benötigt, was den ersten erreichbaren Rank darstellt.<text:line-break/>Weiterhin sind der Erhalt eines Masters sowie eine Promotion in dem jeweiligen Fachbereich möglich.<text:line-break/>Der Fortschritt ist auch mit anderen Spielern vergleichbar.</text:p>
        </text:list-item>
        <text:list-item>
          <text:p text:style-name="P3"><text:span text:style-name="T1">Schnittstellen / Kontrollelemente <text:line-break/></text:span><text:span text:style-name="T4">Interaktion geschieht über den Touchscreen des Geräts.</text:span></text:p>
          <text:p text:style-name="P3"><text:span text:style-name="T4">Die Auswahl der nächsten Aufgabe geschieht über einen Klick.<text:line-break/>Tippen und Wischen ist </text:span><text:span text:style-name="T7">in den Leveln</text:span><text:span text:style-name="T4"> möglich und führt verschiedene Aktionen innerhalb der Minispiele aus </text:span><text:span text:style-name="T7">(z.B. Balance halten, ausweichen, trinken, ziehen)</text:span><text:span text:style-name="T4">. </text:span><text:span text:style-name="T8">Es müssen per Klick dargestellte Elemente berührt werden.</text:span></text:p>
          <text:p text:style-name="P6"><text:span text:style-name="T4">A</text:span><text:span text:style-name="T2">uch eine lange Berührung an verschiedenen Bildschirmpunkten ist eine nötige Interaktion.</text:span></text:p>
        </text:list-item>
        <text:list-item>
          <text:p text:style-name="P4">Leveldesign </text:p>
          <text:p text:style-name="P13">Die Level sind linear aufgebaut. <text:span text:style-name="T11">Je nach Minispiel ist das Design unterschiedlich.</text:span></text:p>
          <text:p text:style-name="P12">Rennspiele bestehen aus einer Strecke und enthalten Hindernisse wie Türen, Bäume, Kaffeeautomaten und Schnapsleichen.</text:p>
          <text:p text:style-name="P12">Bei Geschicklichkeitsspielen muss der Spieler bestimmte Aufgaben, wie z.B. Wischgesten und Gerätrotationen, innerhalb einer gewissen Reaktionszeit erfüllen. Auf dem Bildschirm werden dabei die entsprechenden Gegenstände angezeigt (Hemd, Kaffebecher, Bierflasche).</text:p>
        </text:list-item>
        <text:list-item>
          <text:p text:style-name="P4">Grafik und Animation </text:p>
          <text:p text:style-name="P12">Die Grafik ist comicartig und bunt...sehr bunt.</text:p>
          <text:p text:style-name="P12">Bei höherem Alkoholpegel und Stressfaktor werden die Animationen immer <text:span text:style-name="T12">verschwommener und noch bunter!!</text:span></text:p>
          <text:p text:style-name="P16"><text:soft-page-break/>Im Hintergrund der Levelübersicht befindet sich eine Karte der Universität – die Aufgaben sind den entsprechenden Lokalitäten zugeordnet.<text:line-break/>Mit der Beginn eines neuen Levels wird ein Übergang aus dem Menü in das Level animiert.</text:p>
          <text:p text:style-name="P14">In den finalen Levels kommt es zu einem apokalyptischen Höhepunkt mit vielen Explosionen und Feuerwerk.</text:p>
          <text:p text:style-name="P14">In die Grafik werden Elemente aus der Uni (wie das Primo, die Mensa,...) eingebunden.</text:p>
        </text:list-item>
        <text:list-item>
          <text:p text:style-name="P4">Musik und Sound </text:p>
          <text:p text:style-name="P12">Im Hauptmenü wird als Hintergrundmusik die Filmmusik von American Pie gespielt.</text:p>
          <text:p text:style-name="P12">Nach Auswahl eines Spiels, wird die Aufgabe auditiv erklärt (z.B. durch den Professor, deinen Mentor oder deinen Übungsleiter).</text:p>
          <text:p text:style-name="P12">Begleitet werden die Level von packenden Soundtracks mit bester Two Steps From Hell und Hans-Zimmer-Musik.</text:p>
          <text:p text:style-name="P12">Nach Erfüllen einer Aufgabe ertönt ein lautes “Yippie-Juhh!!!” und ein großer Applaus. </text:p>
        </text:list-item>
        <text:list-item>
          <text:p text:style-name="P5">Benötigte Assets</text:p>
          <text:p text:style-name="P2"><text:span text:style-name="T5">Benötigt</text:span><text:span text:style-name="T12"> </text:span><text:span text:style-name="T5">wird ein Hintergrunddesign für die verschiedenen Level. Zusätzlich müssen Designs für den eigenen Charakter, andere Menschen, Katzen </text:span><text:span text:style-name="T6">(weil Katzen cool sind)</text:span><text:span text:style-name="T5">, Hindernisse usw. entworfen werden. <text:s/></text:span></text:p>
        </text:list-item>
        <text:list-item>
          <text:p text:style-name="P4">Story (falls vorhanden)</text:p>
          <text:p text:style-name="P15">Das Spiel erzählt die Geschichte eines jungen, aufstrebenden Studenten, der in das Uni-Leben geworfen wird. In einem Kampf gegen Professoren, Kaffeautomaten und Katzen (weil Katzen cool sind) muss er sich tapfer gegen die dunkle Seite der Macht behaupten. Er strebt danach, seinen Abschluss zu erringen und findet dabei an seiner Fakultät einige Verbünd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20:41:49.533959925</meta:creation-date>
    <meta:generator>LibreOffice/5.1.4.2$Linux_X86_64 LibreOffice_project/10m0$Build-2</meta:generator>
    <dc:date>2017-01-10T14:28:32.812856318</dc:date>
    <meta:editing-duration>PT27M15S</meta:editing-duration>
    <meta:editing-cycles>3</meta:editing-cycles>
    <meta:document-statistic meta:table-count="0" meta:image-count="0" meta:object-count="0" meta:page-count="3" meta:paragraph-count="33" meta:word-count="645" meta:character-count="4627" meta:non-whitespace-character-count="4009"/>
  </office:meta>
</office:document-meta>
</file>